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8000" fo:font-size="10pt" fo:language="zxx" fo:country="none" style:font-size-asian="10pt" style:font-size-complex="10pt"/>
    </style:style>
    <style:style style:name="P2" style:family="paragraph" style:parent-style-name="Standard">
      <style:paragraph-properties style:text-autospace="none"/>
      <style:text-properties fo:color="#008000" fo:font-size="10pt" fo:language="zxx" fo:country="none" style:font-size-asian="10pt" style:font-size-complex="10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5" style:family="paragraph" style:parent-style-name="Text_20_body">
      <style:text-properties style:use-window-font-color="true" fo:font-size="10pt" fo:language="zxx" fo:country="none" style:font-size-asian="10pt" style:font-size-complex="10pt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Heading_20_3">
      <style:text-properties style:use-window-font-color="true" fo:font-size="10pt" fo:language="zxx" fo:country="none" style:font-size-asian="10pt" style:font-size-complex="10pt"/>
    </style:style>
    <style:style style:name="T1" style:family="text">
      <style:text-properties fo:color="#008000" fo:font-size="10pt" fo:language="zxx" fo:country="none" style:font-size-asian="10pt" style:font-size-complex="10pt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fo:font-size="10pt" fo:language="zxx" fo:country="none" style:font-size-asian="10pt" style:font-size-complex="10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use-window-font-color="true" fo:font-size="10pt" fo:language="zxx" fo:country="none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2f4f4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tyle Sheet</text:p>
      <text:h text:style-name="Heading_20_1" text:outline-level="1">General considerations</text:h>
      <text:p text:style-name="Standard">We follow Google style guide to create the source code <text:s/>of Space Invaders. Please, visit http://google-styleguide.googlecode.com/svn/trunk/cppguide.xml</text:p>
      <text:p text:style-name="Standard">The language used in the project is C++.</text:p>
      <text:p text:style-name="Standard">Default language for writting code is English. This is specially sensible for comments, name of variables, attributes, methods,...</text:p>
      <text:p text:style-name="Standard">Use by default all the code you make inside namespace UGK</text:p>
      <text:h text:style-name="Heading_20_1" text:outline-level="1">Headers</text:h>
      <text:h text:style-name="Heading_20_2" text:outline-level="2">Header files</text:h>
      <text:p text:style-name="Text_20_body">Header file has the “*.h” extension in its name.</text:p>
      <text:h text:style-name="Heading_20_3" text:outline-level="3">Constants</text:h>
      <text:p text:style-name="Text_20_body">Always name them in capital letters.</text:p>
      <text:p text:style-name="Text_20_body">Separate words using the <text:s/>underline character “_”</text:p>
      <text:h text:style-name="Heading_20_3" text:outline-level="3">Enumerators</text:h>
      <text:p text:style-name="Text_20_body">When enumerating, start the first enumerator as prephix_NO_type <text:span text:style-name="T6">if neccesary</text:span>. This value has no meaning and it is for management purpouses only. For instance,</text:p>
      <text:p text:style-name="P3"><text:span text:style-name="T4">typedef</text:span><text:span text:style-name="T7"> </text:span><text:span text:style-name="T4">enum</text:span><text:span text:style-name="T7"> {</text:span></text:p>
      <text:p text:style-name="P3"><text:span text:style-name="T7"><text:tab/></text:span><text:span text:style-name="T8">CHAR_NO_RENDER</text:span><text:span text:style-name="T7">,</text:span><text:span text:style-name="T2">//No render for this character: camera, collision objects,...</text:span></text:p>
      <text:p text:style-name="P3"><text:span text:style-name="T7"><text:tab/></text:span><text:span text:style-name="T8">CHAR_2D</text:span><text:span text:style-name="T7">,</text:span></text:p>
      <text:p text:style-name="P3"><text:span text:style-name="T7"><text:tab/></text:span><text:span text:style-name="T8">CHAR_LINES3D</text:span><text:span text:style-name="T7">,</text:span></text:p>
      <text:p text:style-name="P3"><text:span text:style-name="T7"><text:tab/></text:span><text:span text:style-name="T8">CHAR_3D</text:span><text:span text:style-name="T7">,</text:span></text:p>
      <text:p text:style-name="P3"><text:span text:style-name="T7"><text:tab/></text:span><text:span text:style-name="T8">CHAR_MAX_RENDER_MODE</text:span><text:span text:style-name="T7"><text:tab/></text:span><text:span text:style-name="T2">//For management purpouses only. Always at the end of the enumeration</text:span></text:p>
      <text:p text:style-name="P3"><text:span text:style-name="T7">} </text:span><text:span text:style-name="T9">CHAR_RENDER_MODE</text:span><text:span text:style-name="T7">;</text:span></text:p>
      <text:p text:style-name="P6"/>
      <text:p text:style-name="Text_20_body">The last enumerator has to be named as <text:s/>prephix_MAX_type. This is important for loops control. </text:p>
      <text:p text:style-name="Text_20_body">As an example</text:p>
      <text:p text:style-name="Standard"><text:span text:style-name="T3">typedef</text:span><text:span text:style-name="T5"> </text:span><text:span text:style-name="T3">enum</text:span><text:span text:style-name="T5"> {</text:span></text:p>
      <text:p text:style-name="P3"><text:span text:style-name="T5"><text:tab/>CP_LEFT_LASER,<text:tab/></text:span><text:span text:style-name="T1">///&lt;Code for left laser</text:span></text:p>
      <text:p text:style-name="P3"><text:span text:style-name="T5"><text:tab/>CP_RIGHT_LASER,<text:tab/></text:span><text:span text:style-name="T1">///&lt;Code for right laser</text:span></text:p>
      <text:p text:style-name="P3"><text:span text:style-name="T5"><text:tab/>CP_MAX_PLAYER_LASERS<text:tab/></text:span><text:span text:style-name="T1">///&lt;Amount of extra lasers the player has</text:span></text:p>
      <text:p text:style-name="P4">} CP_PLAYER_LASER;</text:p>
      <text:p text:style-name="P4"/>
      <text:p text:style-name="P4">for (unsigned int i=CP_LEFT_LASER;i&lt;CP_MAX_LASERS;i++) {…}</text:p>
      <text:h text:style-name="P7" text:outline-level="3"><text:soft-page-break/>Syntax</text:h>
      <text:p text:style-name="P5">All constant, types,... has the general rule prephyx_constant. In case of using multiple words, separate all by “_” character. All the names are in capital letters.</text:p>
      <text:h text:style-name="Heading_20_2" text:outline-level="2">Header inside a file</text:h>
      <text:p text:style-name="Text_20_body">All the files have a header inside the code at the very beginning of the source code. Each header is provided as a comment of several lines in a doxygenated fashion. It has to indicate a general description of the content of the file. If neccesary, a prefix to all methods, attributes and so on that belong to or are defined in that file and may be reached from outside.</text:p>
      <text:p text:style-name="Text_20_body">Include the original author and the last time it was updated.</text:p>
      <text:p text:style-name="Text_20_body">As an example</text:p>
      <text:p text:style-name="P1">/**<text:tab/>Definition common algebra types</text:p>
      <text:p text:style-name="P2">*<text:tab/>Prefix: ALG_</text:p>
      <text:p text:style-name="P2">*<text:tab/>@Author: Ramón Mollá</text:p>
      <text:p text:style-name="P2">*<text:tab/>@version: 2016-10</text:p>
      <text:p text:style-name="P2">*/</text:p>
      <text:p text:style-name="Standard">Always include some resilient code at the beginning of the header in order to avoid loading a header serveral times like this one </text:p>
      <text:p text:style-name="Standard"/>
      <text:p text:style-name="Standard">#ifndef PREPHIX_NAME</text:p>
      <text:p text:style-name="Standard">#define <text:s/>PREPHIX_NAME</text:p>
      <text:p text:style-name="Standard">…</text:p>
      <text:p text:style-name="Standard">#endif<text:tab/><text:tab/>//End of the header</text:p>
      <text:p text:style-name="Standard"/>
      <text:p text:style-name="Standard">This improves also compiling performance</text:p>
      <text:h text:style-name="Heading_20_1" text:outline-level="1">Source Code</text:h>
      <text:p text:style-name="P3">Blocks of code associated to if-then-else, switch, for loops,... are indented and have a single “{“ symbol at the line just before and another one } at the line just after.</text:p>
      <text:p text:style-name="P3">As an example</text:p>
      <text:p text:style-name="P3"><text:span text:style-name="T3">if</text:span><text:span text:style-name="T5"> (Player[CurrentPlayer].Laser[CP_LEFT_LASER].Alive)<text:tab/><text:tab/><text:tab/><text:tab/><text:tab/><text:tab/></text:span></text:p>
      <text:p text:style-name="P4">{</text:p>
      <text:p text:style-name="P4"><text:tab/>P.v[X3D]<text:tab/>= Position.v[X3D] - .9f;</text:p>
      <text:p text:style-name="P4"><text:tab/>P.v[Y3D]<text:tab/>= Position.v[Y3D] + .8f;</text:p>
      <text:p text:style-name="P4"><text:tab/>P.v[Z3D]<text:tab/>= CHAR_GenericMesh[CHAR_PLAYER].pos.v[Z3D];</text:p>
      <text:p text:style-name="P4">}</text:p>
      <text:p text:style-name="P4"/>
      <text:p text:style-name="P4">Literal values are forbidden at any position in the code. Use always typefied values, enums, #define,...</text:p>
      <text:p text:style-name="P4">All the variables start with a capital letter. In case of using multiple words, start every word with a capital letter and do not use “_” characters.</text:p>
      <text:p text:style-name="P4">Indent blocks of code and do not finish an statement with a curly backet "{". Break the statement and let the curly start the next line. It helps to separate blocks of code.</text:p>
      <text:h text:style-name="P7" text:outline-level="3"><text:soft-page-break/>Classes</text:h>
      <text:p text:style-name="P5">All the classes start by the capital character “C”.</text:p>
      <text:p text:style-name="P5">Do not use structs if it is not strictly neccesary Use always classes instead.</text:p>
      <text:p text:style-name="P5">Use separate modules for every class. Every module has to hold at least a file with the name module.cpp and another header one with the name module.h</text:p>
      <text:h text:style-name="Heading_20_1" text:outline-level="1">Documentation</text:h>
      <text:p text:style-name="Text_20_body">All the code inserted has to be doxygenated. <text:a xlink:type="simple" xlink:href="http://www.doxygen.org/" text:style-name="Internet_20_link" text:visited-style-name="Visited_20_Internet_20_Link">http://www.doxygen.org/</text:a></text:p>
      <text:p text:style-name="Text_20_body">Reply the same structures as you have seen in the code you access</text:p>
      <text:h text:style-name="Heading_20_1" text:outline-level="1">Netiquette</text:h>
      <text:p text:style-name="Text_20_body">Please, do not upgrade anything if it does not compile and executes properly. Be polite with everybody working in the same project as you.</text:p>
      <text:p text:style-name="Text_20_body">Do not synchronize temporal files or complete folders like debug, release, “*.ilk”, “*.manifest”, “*.ncb”,... or personal files like “*.user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20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ón Mollá</meta:initial-creator>
    <meta:creation-date>2011-11-30T15:34:56.06</meta:creation-date>
    <dc:date>2016-06-17T13:16:07.77</dc:date>
    <meta:editing-duration>PT2H37M54S</meta:editing-duration>
    <meta:editing-cycles>23</meta:editing-cycles>
    <meta:generator>OpenOffice/4.1.1$Win32 OpenOffice.org_project/411m6$Build-9775</meta:generator>
    <meta:document-statistic meta:table-count="0" meta:image-count="0" meta:object-count="0" meta:page-count="3" meta:paragraph-count="68" meta:word-count="598" meta:character-count="3805"/>
  </office:meta>
</office:document-meta>
</file>